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" svg:font-family="OpenSymbol, 'Arial Unicode MS'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rebuchet MS" fo:font-size="12pt" fo:font-weight="normal" style:font-size-asian="12pt" style:font-weight-asian="normal" style:font-name-complex="Trebuchet MS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rebuchet MS" fo:font-size="12pt" fo:font-weight="normal" style:font-size-asian="12pt" style:font-weight-asian="normal" style:font-name-complex="Trebuchet MS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Trebuchet MS" fo:font-size="12pt" fo:font-style="normal" fo:font-weight="normal" officeooo:rsid="0019552e" officeooo:paragraph-rsid="0019552e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rebuchet MS" fo:font-size="12pt" fo:font-style="normal" fo:font-weight="normal" officeooo:rsid="000d0f7b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12pt" fo:font-weight="bold" style:font-size-asian="12pt" style:font-weight-asian="bold" style:font-name-complex="Trebuchet MS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rebuchet MS" fo:font-size="13pt" fo:font-weight="normal" style:font-size-asian="13pt" style:font-weight-asian="normal" style:font-name-complex="Trebuchet MS" style:font-size-complex="13pt" style:font-weight-complex="normal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6pt" officeooo:paragraph-rsid="0022aa97" style:font-size-asian="16pt" style:font-name-complex="Trebuchet MS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Arial" style:font-name-complex="Trebuchet MS"/>
    </style:style>
    <style:style style:name="P10" style:family="paragraph" style:parent-style-name="Standard">
      <style:paragraph-properties fo:text-align="center" style:justify-single-word="false"/>
      <style:text-properties style:font-name="Arial" fo:font-size="12pt" fo:font-weight="normal" style:font-size-asian="12pt" style:font-weight-asian="normal" style:font-name-complex="Trebuchet MS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fo:font-style="italic" fo:font-weight="normal" style:font-size-asian="12pt" style:font-style-asian="italic" style:font-weight-asian="normal" style:font-name-complex="Trebuchet MS" style:font-size-complex="12pt" style:font-style-complex="italic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18pt" fo:font-style="normal" fo:font-weight="bold" officeooo:rsid="000b7f41" officeooo:paragraph-rsid="000b7f41" style:font-size-asian="18pt" style:font-style-asian="normal" style:font-weight-asian="bold" style:font-name-complex="Trebuchet MS" style:font-size-complex="18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officeooo:rsid="001bbf0c" officeooo:paragraph-rsid="001bbf0c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Trebuchet MS" fo:font-size="12pt" fo:language="pt" fo:country="BR" fo:font-style="normal" fo:font-weight="normal" officeooo:rsid="0019552e" officeooo:paragraph-rsid="001bbf0c" style:letter-kerning="true" style:font-name-asian="DejaVu Sans1" style:font-size-asian="12pt" style:language-asian="zh" style:country-asian="CN" style:font-style-asian="normal" style:font-weight-asian="normal" style:font-name-complex="Trebuchet MS" style:font-size-complex="12pt" style:language-complex="hi" style:country-complex="IN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Text_20_body">
      <style:text-properties style:use-window-font-color="true" style:font-name="Trebuchet MS" fo:font-size="12pt" fo:language="pt" fo:country="BR" fo:font-style="normal" fo:font-weight="normal" officeooo:rsid="0023d87c" officeooo:paragraph-rsid="0023d87c" style:letter-kerning="true" style:font-name-asian="DejaVu Sans1" style:font-size-asian="12pt" style:language-asian="zh" style:country-asian="CN" style:font-style-asian="normal" style:font-weight-asian="normal" style:font-name-complex="Trebuchet MS" style:font-size-complex="12pt" style:language-complex="hi" style:country-complex="IN" style:font-style-complex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use-window-font-color="true" style:font-name="Trebuchet MS" fo:font-size="12pt" fo:language="pt" fo:country="BR" fo:font-style="normal" fo:font-weight="normal" officeooo:rsid="0023d87c" officeooo:paragraph-rsid="0023d87c" style:letter-kerning="true" style:font-name-asian="DejaVu Sans1" style:font-size-asian="12pt" style:language-asian="zh" style:country-asian="CN" style:font-style-asian="normal" style:font-weight-asian="normal" style:font-name-complex="Trebuchet MS" style:font-size-complex="12pt" style:language-complex="hi" style:country-complex="IN" style:font-style-complex="normal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style:use-window-font-color="true" style:font-name="Trebuchet MS" fo:font-size="12pt" fo:language="pt" fo:country="BR" fo:font-style="normal" fo:font-weight="normal" officeooo:rsid="0025fdf5" officeooo:paragraph-rsid="0025fdf5" style:letter-kerning="true" style:font-name-asian="DejaVu Sans1" style:font-size-asian="12pt" style:language-asian="zh" style:country-asian="CN" style:font-style-asian="normal" style:font-weight-asian="normal" style:font-name-complex="Trebuchet MS" style:font-size-complex="12pt" style:language-complex="hi" style:country-complex="IN" style:font-style-complex="normal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use-window-font-color="true" style:font-name="Trebuchet MS" fo:font-size="12pt" fo:language="pt" fo:country="BR" fo:font-style="normal" fo:font-weight="normal" officeooo:rsid="002632a0" officeooo:paragraph-rsid="0025fdf5" style:letter-kerning="true" style:font-name-asian="DejaVu Sans1" style:font-size-asian="12pt" style:language-asian="zh" style:country-asian="CN" style:font-style-asian="normal" style:font-weight-asian="normal" style:font-name-complex="Trebuchet MS" style:font-size-complex="12pt" style:language-complex="hi" style:country-complex="IN" style:font-style-complex="normal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use-window-font-color="true" style:font-name="Trebuchet MS" fo:font-size="12pt" fo:language="pt" fo:country="BR" fo:font-style="normal" fo:font-weight="normal" officeooo:rsid="002415fd" officeooo:paragraph-rsid="0023d87c" style:letter-kerning="true" style:font-name-asian="DejaVu Sans1" style:font-size-asian="12pt" style:language-asian="zh" style:country-asian="CN" style:font-style-asian="normal" style:font-weight-asian="normal" style:font-name-complex="Trebuchet MS" style:font-size-complex="12pt" style:language-complex="hi" style:country-complex="IN" style:font-style-complex="normal" style:font-weight-complex="normal"/>
    </style:style>
    <style:style style:name="P21" style:family="paragraph" style:parent-style-name="Text_20_body">
      <style:text-properties style:use-window-font-color="true" style:font-name="Times New Roman" fo:font-size="12pt" fo:language="pt" fo:country="BR" officeooo:rsid="002b7546" officeooo:paragraph-rsid="002b7546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style>
    <style:style style:name="P22" style:family="paragraph" style:parent-style-name="Text_20_body">
      <style:text-properties officeooo:rsid="002b7546" officeooo:paragraph-rsid="002b7546"/>
    </style:style>
    <style:style style:name="P23" style:family="paragraph" style:parent-style-name="Text_20_body">
      <style:text-properties officeooo:paragraph-rsid="003185d2"/>
    </style:style>
    <style:style style:name="P24" style:family="paragraph" style:parent-style-name="Text_20_body">
      <style:paragraph-properties fo:line-height="100%"/>
      <style:text-properties officeooo:paragraph-rsid="003185d2"/>
    </style:style>
    <style:style style:name="P25" style:family="paragraph" style:parent-style-name="Text_20_body">
      <style:paragraph-properties fo:margin-left="0.026cm" fo:margin-right="0cm" fo:text-indent="-0.079cm" style:auto-text-indent="false">
        <style:tab-stops/>
      </style:paragraph-properties>
      <style:text-properties officeooo:paragraph-rsid="003185d2"/>
    </style:style>
    <style:style style:name="P26" style:family="paragraph" style:parent-style-name="Heading_20_1">
      <style:text-properties style:use-window-font-color="true" style:font-name="Arial" fo:font-size="16.1000003814697pt" fo:language="pt" fo:country="BR" fo:font-style="normal" fo:font-weight="bold" officeooo:rsid="000f54dd" style:letter-kerning="true" style:font-name-asian="DejaVu Sans1" style:font-size-asian="16.1000003814697pt" style:language-asian="zh" style:country-asian="CN" style:font-style-asian="normal" style:font-weight-asian="bold" style:font-name-complex="DejaVu Sans1" style:font-size-complex="16.1000003814697pt" style:language-complex="hi" style:country-complex="IN" style:font-style-complex="normal" style:font-weight-complex="bold"/>
    </style:style>
    <style:style style:name="P27" style:family="paragraph" style:parent-style-name="Heading_20_1">
      <style:text-properties officeooo:rsid="000f54dd" officeooo:paragraph-rsid="000f54dd"/>
    </style:style>
    <style:style style:name="P28" style:family="paragraph" style:parent-style-name="Title" style:master-page-name="Standard">
      <style:paragraph-properties style:page-number="auto"/>
      <style:text-properties style:font-name="Arial" officeooo:rsid="0022aa97" officeooo:paragraph-rsid="0022aa97"/>
    </style:style>
    <style:style style:name="P29" style:family="paragraph" style:parent-style-name="Text_20_body" style:list-style-name="L2">
      <style:text-properties style:use-window-font-color="true" style:font-name="Trebuchet MS" fo:font-size="12pt" fo:language="pt" fo:country="BR" fo:font-style="normal" fo:font-weight="normal" officeooo:rsid="0023d87c" officeooo:paragraph-rsid="0023d87c" style:letter-kerning="true" style:font-name-asian="DejaVu Sans1" style:font-size-asian="12pt" style:language-asian="zh" style:country-asian="CN" style:font-style-asian="normal" style:font-weight-asian="normal" style:font-name-complex="Trebuchet MS" style:font-size-complex="12pt" style:language-complex="hi" style:country-complex="IN" style:font-style-complex="normal" style:font-weight-complex="normal"/>
    </style:style>
    <style:style style:name="P30" style:family="paragraph" style:parent-style-name="Text_20_body">
      <style:text-properties style:use-window-font-color="true" style:font-name="Times New Roman" fo:font-size="12pt" fo:language="pt" fo:country="BR" officeooo:rsid="002b7546" officeooo:paragraph-rsid="00334aad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style>
    <style:style style:name="P31" style:family="paragraph" style:parent-style-name="Text_20_body">
      <style:text-properties style:use-window-font-color="true" style:font-name="Times New Roman" fo:font-size="12pt" fo:language="pt" fo:country="BR" officeooo:rsid="002b7546" officeooo:paragraph-rsid="0038d6c1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style>
    <style:style style:name="P32" style:family="paragraph" style:parent-style-name="Text_20_body" style:list-style-name="L4">
      <style:paragraph-properties>
        <style:tab-stops/>
      </style:paragraph-properties>
      <style:text-properties officeooo:paragraph-rsid="003185d2"/>
    </style:style>
    <style:style style:name="P33" style:family="paragraph" style:parent-style-name="Text_20_body" style:list-style-name="L5">
      <style:paragraph-properties>
        <style:tab-stops/>
      </style:paragraph-properties>
      <style:text-properties officeooo:paragraph-rsid="003185d2"/>
    </style:style>
    <style:style style:name="P34" style:family="paragraph" style:parent-style-name="Text_20_body" style:list-style-name="L6">
      <style:paragraph-properties>
        <style:tab-stops/>
      </style:paragraph-properties>
      <style:text-properties officeooo:paragraph-rsid="003185d2"/>
    </style:style>
    <style:style style:name="P35" style:family="paragraph" style:parent-style-name="Text_20_body" style:list-style-name="L7">
      <style:paragraph-properties>
        <style:tab-stops/>
      </style:paragraph-properties>
      <style:text-properties officeooo:paragraph-rsid="003185d2"/>
    </style:style>
    <style:style style:name="P36" style:family="paragraph" style:parent-style-name="Text_20_body" style:list-style-name="L8">
      <style:paragraph-properties>
        <style:tab-stops/>
      </style:paragraph-properties>
      <style:text-properties officeooo:paragraph-rsid="003185d2"/>
    </style:style>
    <style:style style:name="P37" style:family="paragraph" style:parent-style-name="Text_20_body" style:list-style-name="L9">
      <style:text-properties officeooo:rsid="002b3fad" officeooo:paragraph-rsid="002d3955"/>
    </style:style>
    <style:style style:name="P38" style:family="paragraph" style:parent-style-name="Text_20_body">
      <style:text-properties officeooo:rsid="002b3fad" officeooo:paragraph-rsid="0038d6c1"/>
    </style:style>
    <style:style style:name="P39" style:family="paragraph" style:parent-style-name="Text_20_body">
      <style:text-properties officeooo:rsid="002b7546" officeooo:paragraph-rsid="00334aad"/>
    </style:style>
    <style:style style:name="P40" style:family="paragraph" style:parent-style-name="Text_20_body">
      <style:text-properties officeooo:rsid="002b7546" officeooo:paragraph-rsid="0038d6c1"/>
    </style:style>
    <style:style style:name="P41" style:family="paragraph" style:parent-style-name="Text_20_body">
      <style:text-properties officeooo:rsid="003185d2" officeooo:paragraph-rsid="003185d2"/>
    </style:style>
    <style:style style:name="P42" style:family="paragraph" style:parent-style-name="Text_20_body">
      <style:paragraph-properties fo:text-align="center" style:justify-single-word="false"/>
      <style:text-properties style:font-name="Nimbus Sans L" fo:font-weight="normal" officeooo:rsid="0038d6c1" officeooo:paragraph-rsid="0038d6c1" style:font-weight-asian="normal" style:font-weight-complex="normal"/>
    </style:style>
    <style:style style:name="P43" style:family="paragraph" style:parent-style-name="Text_20_body" style:list-style-name="L3">
      <style:paragraph-properties fo:margin-left="0.026cm" fo:margin-right="0cm" fo:text-indent="-0.026cm" style:auto-text-indent="false">
        <style:tab-stops/>
      </style:paragraph-properties>
      <style:text-properties officeooo:paragraph-rsid="003185d2"/>
    </style:style>
    <style:style style:name="P44" style:family="paragraph" style:parent-style-name="Text_20_body" style:list-style-name="L3">
      <style:paragraph-properties fo:margin-left="0.026cm" fo:margin-right="0cm" fo:line-height="100%" fo:text-indent="-0.026cm" style:auto-text-indent="false">
        <style:tab-stops/>
      </style:paragraph-properties>
      <style:text-properties officeooo:paragraph-rsid="003185d2"/>
    </style:style>
    <style:style style:name="P45" style:family="paragraph" style:parent-style-name="Standard" style:list-style-name="WW8Num2">
      <style:paragraph-properties fo:text-align="justify" style:justify-single-word="false"/>
      <style:text-properties style:font-name="Trebuchet MS" fo:font-size="12pt" fo:font-weight="normal" style:font-size-asian="12pt" style:font-weight-asian="normal" style:font-name-complex="Trebuchet MS" style:font-size-complex="12pt" style:font-weight-complex="normal"/>
    </style:style>
    <style:style style:name="P46" style:family="paragraph" style:parent-style-name="Standard" style:list-style-name="WW8Num2">
      <style:paragraph-properties fo:text-align="justify" style:justify-single-word="false"/>
      <style:text-properties style:font-name="Trebuchet MS" fo:font-size="12pt" fo:font-weight="normal" officeooo:paragraph-rsid="0010cee6" style:font-size-asian="12pt" style:font-weight-asian="normal" style:font-name-complex="Trebuchet MS" style:font-size-complex="12pt" style:font-weight-complex="normal"/>
    </style:style>
    <style:style style:name="P47" style:family="paragraph" style:parent-style-name="Standard" style:list-style-name="WW8Num1">
      <style:paragraph-properties fo:text-align="justify" style:justify-single-word="false"/>
      <style:text-properties style:font-name="Trebuchet MS" fo:font-size="12pt" fo:font-weight="normal" style:font-size-asian="12pt" style:font-weight-asian="normal" style:font-name-complex="Trebuchet MS" style:font-size-complex="12pt" style:font-weight-complex="normal"/>
    </style:style>
    <style:style style:name="P48" style:family="paragraph" style:parent-style-name="Standard" style:list-style-name="WW8Num2">
      <style:paragraph-properties fo:text-align="justify" style:justify-single-word="false"/>
      <style:text-properties style:font-name="Trebuchet MS" fo:font-size="12pt" fo:font-weight="normal" officeooo:rsid="0010cee6" officeooo:paragraph-rsid="0010cee6" style:font-size-asian="12pt" style:font-weight-asian="normal" style:font-name-complex="Trebuchet MS" style:font-size-complex="12pt" style:font-weight-complex="normal"/>
    </style:style>
    <style:style style:name="P49" style:family="paragraph" style:parent-style-name="Standard" style:list-style-name="WW8Num1">
      <style:paragraph-properties fo:text-align="justify" style:justify-single-word="false"/>
      <style:text-properties style:font-name="Trebuchet MS" fo:font-size="12pt" fo:font-weight="normal" officeooo:rsid="00204deb" officeooo:paragraph-rsid="00204deb" style:font-size-asian="12pt" style:font-weight-asian="normal" style:font-name-complex="Trebuchet MS" style:font-size-complex="12pt" style:font-weight-complex="normal"/>
    </style:style>
    <style:style style:name="P50" style:family="paragraph" style:parent-style-name="Standard" style:list-style-name="L1">
      <style:paragraph-properties fo:text-align="justify" style:justify-single-word="false"/>
      <style:text-properties style:font-name="Trebuchet MS" fo:font-size="12pt" fo:font-style="normal" fo:font-weight="normal" officeooo:rsid="0019552e" officeooo:paragraph-rsid="0019552e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P51" style:family="paragraph" style:parent-style-name="Standard" style:list-style-name="WW8Num2">
      <style:paragraph-properties fo:text-align="justify" style:justify-single-word="false"/>
    </style:style>
    <style:style style:name="P52" style:family="paragraph" style:parent-style-name="Standard" style:list-style-name="L1">
      <style:paragraph-properties fo:text-align="justify" style:justify-single-word="false"/>
      <style:text-properties officeooo:rsid="000d0f7b" officeooo:paragraph-rsid="000d0f7b"/>
    </style:style>
    <style:style style:name="P53" style:family="paragraph" style:parent-style-name="Standard" style:list-style-name="L1">
      <style:paragraph-properties fo:text-align="justify" style:justify-single-word="false"/>
      <style:text-properties officeooo:rsid="000e0797" officeooo:paragraph-rsid="000e0797"/>
    </style:style>
    <style:style style:name="P54" style:family="paragraph" style:parent-style-name="Standard">
      <style:text-properties officeooo:rsid="002b3fad" officeooo:paragraph-rsid="00334aad"/>
    </style:style>
    <style:style style:name="T1" style:family="text">
      <style:text-properties style:font-name-asian="Trebuchet MS"/>
    </style:style>
    <style:style style:name="T2" style:family="text">
      <style:text-properties style:font-name="Trebuchet MS" fo:font-size="12pt" fo:font-weight="normal" style:font-size-asian="12pt" style:font-weight-asian="normal" style:font-name-complex="Trebuchet MS" style:font-size-complex="12pt" style:font-weight-complex="normal"/>
    </style:style>
    <style:style style:name="T3" style:family="text">
      <style:text-properties style:font-name="Trebuchet MS" fo:font-size="12pt" fo:font-weight="normal" officeooo:rsid="000b878d" style:font-size-asian="12pt" style:font-weight-asian="normal" style:font-name-complex="Trebuchet MS" style:font-size-complex="12pt" style:font-weight-complex="normal"/>
    </style:style>
    <style:style style:name="T4" style:family="text">
      <style:text-properties style:font-name="Trebuchet MS" fo:font-size="12pt" fo:font-weight="normal" officeooo:rsid="0017d2a6" style:font-size-asian="12pt" style:font-weight-asian="normal" style:font-name-complex="Trebuchet MS" style:font-size-complex="12pt" style:font-weight-complex="normal"/>
    </style:style>
    <style:style style:name="T5" style:family="text">
      <style:text-properties style:font-name="Trebuchet MS" fo:font-size="12pt" fo:font-style="italic" fo:font-weight="normal" style:font-size-asian="12pt" style:font-style-asian="italic" style:font-weight-asian="normal" style:font-name-complex="Trebuchet MS" style:font-size-complex="12pt" style:font-style-complex="italic" style:font-weight-complex="normal"/>
    </style:style>
    <style:style style:name="T6" style:family="text">
      <style:text-properties style:font-name="Trebuchet MS" fo:font-size="12pt" fo:font-style="italic" fo:font-weight="normal" officeooo:rsid="0017d2a6" style:font-size-asian="12pt" style:font-style-asian="italic" style:font-weight-asian="normal" style:font-name-complex="Trebuchet MS" style:font-size-complex="12pt" style:font-style-complex="italic" style:font-weight-complex="normal"/>
    </style:style>
    <style:style style:name="T7" style:family="text">
      <style:text-properties style:font-name="Trebuchet MS" fo:font-size="12pt" fo:font-style="italic" fo:font-weight="normal" officeooo:rsid="001b3255" style:font-size-asian="12pt" style:font-style-asian="italic" style:font-weight-asian="normal" style:font-name-complex="Trebuchet MS" style:font-size-complex="12pt" style:font-style-complex="italic" style:font-weight-complex="normal"/>
    </style:style>
    <style:style style:name="T8" style:family="text">
      <style:text-properties style:font-name="Trebuchet MS" fo:font-size="12pt" fo:font-style="italic" fo:font-weight="bold" style:font-size-asian="12pt" style:font-style-asian="italic" style:font-weight-asian="bold" style:font-name-complex="Trebuchet MS" style:font-size-complex="12pt" style:font-style-complex="italic" style:font-weight-complex="bold"/>
    </style:style>
    <style:style style:name="T9" style:family="text">
      <style:text-properties style:font-name="Trebuchet MS" fo:font-size="12pt" fo:font-style="normal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T10" style:family="text">
      <style:text-properties style:font-name="Trebuchet MS" fo:font-size="12pt" fo:font-style="normal" fo:font-weight="normal" officeooo:rsid="000d0f7b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T11" style:family="text">
      <style:text-properties style:font-name="Trebuchet MS" fo:font-size="12pt" fo:font-style="normal" fo:font-weight="normal" officeooo:rsid="001209e9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T12" style:family="text">
      <style:text-properties style:font-name="Trebuchet MS" fo:font-size="12pt" fo:font-style="normal" fo:font-weight="normal" officeooo:rsid="0015af9d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T13" style:family="text">
      <style:text-properties style:font-name="Trebuchet MS" fo:font-size="12pt" fo:font-style="normal" fo:font-weight="normal" officeooo:rsid="00162fbf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T14" style:family="text">
      <style:text-properties style:font-name="Trebuchet MS" fo:font-size="12pt" fo:font-style="normal" fo:font-weight="normal" officeooo:rsid="0017d2a6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T15" style:family="text">
      <style:text-properties style:font-name="Trebuchet MS" fo:font-size="12pt" fo:font-style="normal" fo:font-weight="normal" officeooo:rsid="0019552e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T16" style:family="text">
      <style:text-properties style:font-name="Trebuchet MS" fo:font-size="12pt" fo:font-style="normal" fo:font-weight="normal" officeooo:rsid="001b3255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T17" style:family="text">
      <style:text-properties style:font-name="Trebuchet MS" fo:font-size="12pt" fo:font-style="normal" fo:font-weight="bold" style:font-size-asian="12pt" style:font-style-asian="normal" style:font-weight-asian="bold" style:font-name-complex="Trebuchet MS" style:font-size-complex="12pt" style:font-style-complex="normal" style:font-weight-complex="bold"/>
    </style:style>
    <style:style style:name="T18" style:family="text">
      <style:text-properties style:font-name="Trebuchet MS" fo:font-size="12pt" fo:font-style="normal" fo:font-weight="bold" officeooo:rsid="000ef6e8" style:font-size-asian="12pt" style:font-style-asian="normal" style:font-weight-asian="bold" style:font-name-complex="Trebuchet MS" style:font-size-complex="12pt" style:font-style-complex="normal" style:font-weight-complex="bold"/>
    </style:style>
    <style:style style:name="T19" style:family="text">
      <style:text-properties style:font-name="Trebuchet MS" fo:font-size="12pt" fo:font-weight="bold" style:font-size-asian="12pt" style:font-weight-asian="bold" style:font-name-complex="Trebuchet MS" style:font-size-complex="12pt" style:font-weight-complex="bold"/>
    </style:style>
    <style:style style:name="T20" style:family="text">
      <style:text-properties style:font-name="Trebuchet MS" fo:font-size="12pt" fo:font-weight="bold" officeooo:rsid="000b878d" style:font-size-asian="12pt" style:font-weight-asian="bold" style:font-name-complex="Trebuchet MS" style:font-size-complex="12pt" style:font-weight-complex="bold"/>
    </style:style>
    <style:style style:name="T21" style:family="text">
      <style:text-properties officeooo:rsid="00092aa9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092aa9" style:font-style-asian="italic" style:font-style-complex="italic"/>
    </style:style>
    <style:style style:name="T24" style:family="text">
      <style:text-properties fo:font-style="italic" officeooo:rsid="0010cee6" style:font-style-asian="italic" style:font-style-complex="italic"/>
    </style:style>
    <style:style style:name="T25" style:family="text">
      <style:text-properties fo:font-style="italic" officeooo:rsid="00141dc4" style:font-style-asian="italic" style:font-style-complex="italic"/>
    </style:style>
    <style:style style:name="T26" style:family="text">
      <style:text-properties fo:font-style="italic" officeooo:rsid="002a5adb" style:font-style-asian="italic" style:font-style-complex="italic"/>
    </style:style>
    <style:style style:name="T27" style:family="text">
      <style:text-properties officeooo:rsid="000b878d"/>
    </style:style>
    <style:style style:name="T28" style:family="text">
      <style:text-properties officeooo:rsid="0010cee6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10cee6" style:font-weight-asian="bold" style:font-weight-complex="bold"/>
    </style:style>
    <style:style style:name="T31" style:family="text">
      <style:text-properties fo:font-weight="bold" officeooo:rsid="003185d2" style:font-weight-asian="bold" style:font-weight-complex="bold"/>
    </style:style>
    <style:style style:name="T32" style:family="text">
      <style:text-properties fo:font-weight="bold" officeooo:rsid="00334aad" style:font-weight-asian="bold" style:font-weight-complex="bold"/>
    </style:style>
    <style:style style:name="T33" style:family="text">
      <style:text-properties officeooo:rsid="001209e9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141dc4" style:font-style-asian="normal" style:font-style-complex="normal"/>
    </style:style>
    <style:style style:name="T36" style:family="text">
      <style:text-properties officeooo:rsid="00141dc4"/>
    </style:style>
    <style:style style:name="T37" style:family="text">
      <style:text-properties officeooo:rsid="0016c3bc"/>
    </style:style>
    <style:style style:name="T38" style:family="text">
      <style:text-properties style:use-window-font-color="true" style:font-name="Trebuchet MS" fo:font-size="12pt" fo:language="pt" fo:country="BR" fo:font-style="normal" fo:font-weight="normal" officeooo:rsid="0019552e" style:letter-kerning="true" style:font-name-asian="DejaVu Sans1" style:font-size-asian="12pt" style:language-asian="zh" style:country-asian="CN" style:font-style-asian="normal" style:font-weight-asian="normal" style:font-name-complex="Trebuchet MS" style:font-size-complex="12pt" style:language-complex="hi" style:country-complex="IN" style:font-style-complex="normal" style:font-weight-complex="normal"/>
    </style:style>
    <style:style style:name="T39" style:family="text">
      <style:text-properties style:use-window-font-color="true" style:font-name="Trebuchet MS" fo:font-size="12pt" fo:language="pt" fo:country="BR" fo:font-style="normal" fo:font-weight="normal" officeooo:rsid="001e6e86" style:letter-kerning="true" style:font-name-asian="DejaVu Sans1" style:font-size-asian="12pt" style:language-asian="zh" style:country-asian="CN" style:font-style-asian="normal" style:font-weight-asian="normal" style:font-name-complex="Trebuchet MS" style:font-size-complex="12pt" style:language-complex="hi" style:country-complex="IN" style:font-style-complex="normal" style:font-weight-complex="normal"/>
    </style:style>
    <style:style style:name="T40" style:family="text">
      <style:text-properties style:use-window-font-color="true" style:font-name="Trebuchet MS" fo:font-size="12pt" fo:language="pt" fo:country="BR" fo:font-style="normal" fo:font-weight="bold" officeooo:rsid="0019552e" style:letter-kerning="true" style:font-name-asian="DejaVu Sans1" style:font-size-asian="12pt" style:language-asian="zh" style:country-asian="CN" style:font-style-asian="normal" style:font-weight-asian="bold" style:font-name-complex="Trebuchet MS" style:font-size-complex="12pt" style:language-complex="hi" style:country-complex="IN" style:font-style-complex="normal" style:font-weight-complex="bold"/>
    </style:style>
    <style:style style:name="T41" style:family="text">
      <style:text-properties officeooo:rsid="002415fd"/>
    </style:style>
    <style:style style:name="T42" style:family="text">
      <style:text-properties officeooo:rsid="0025fdf5"/>
    </style:style>
    <style:style style:name="T43" style:family="text">
      <style:text-properties officeooo:rsid="002632a0"/>
    </style:style>
    <style:style style:name="T44" style:family="text">
      <style:text-properties officeooo:rsid="002a5adb"/>
    </style:style>
    <style:style style:name="T45" style:family="text">
      <style:text-properties officeooo:rsid="002b7546"/>
    </style:style>
    <style:style style:name="T46" style:family="text">
      <style:text-properties style:font-name="Nimbus Sans L"/>
    </style:style>
    <style:style style:name="T47" style:family="text">
      <style:text-properties officeooo:rsid="003185d2"/>
    </style:style>
    <style:style style:name="T48" style:family="text">
      <style:text-properties officeooo:rsid="0032774d"/>
    </style:style>
    <style:style style:name="T49" style:family="text">
      <style:text-properties officeooo:rsid="00334aad"/>
    </style:style>
    <style:style style:name="T50" style:family="text">
      <style:text-properties officeooo:rsid="0035207b"/>
    </style:style>
    <style:style style:name="T51" style:family="text">
      <style:text-properties officeooo:rsid="0035ab2e"/>
    </style:style>
    <style:style style:name="T52" style:family="text">
      <style:text-properties officeooo:rsid="0038d6c1"/>
    </style:style>
    <style:style style:name="T53" style:family="text">
      <style:text-properties officeooo:rsid="003ac1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17cm" fo:text-indent="-0.635cm" fo:margin-left="1.2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52cm" fo:text-indent="-0.635cm" fo:margin-left="1.8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87cm" fo:text-indent="-0.635cm" fo:margin-left="2.4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57cm" fo:text-indent="-0.635cm" fo:margin-left="3.7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392cm" fo:text-indent="-0.635cm" fo:margin-left="4.3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27cm" fo:text-indent="-0.635cm" fo:margin-left="5.0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62cm" fo:text-indent="-0.635cm" fo:margin-left="5.6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297cm" fo:text-indent="-0.635cm" fo:margin-left="6.2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32cm" fo:text-indent="-0.635cm" fo:margin-left="6.93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17cm" fo:text-indent="-0.635cm" fo:margin-left="1.2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52cm" fo:text-indent="-0.635cm" fo:margin-left="1.8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87cm" fo:text-indent="-0.635cm" fo:margin-left="2.4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57cm" fo:text-indent="-0.635cm" fo:margin-left="3.7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392cm" fo:text-indent="-0.635cm" fo:margin-left="4.3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27cm" fo:text-indent="-0.635cm" fo:margin-left="5.0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62cm" fo:text-indent="-0.635cm" fo:margin-left="5.6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297cm" fo:text-indent="-0.635cm" fo:margin-left="6.2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32cm" fo:text-indent="-0.635cm" fo:margin-left="6.93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17cm" fo:text-indent="-0.635cm" fo:margin-left="1.2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52cm" fo:text-indent="-0.635cm" fo:margin-left="1.8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87cm" fo:text-indent="-0.635cm" fo:margin-left="2.4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57cm" fo:text-indent="-0.635cm" fo:margin-left="3.7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392cm" fo:text-indent="-0.635cm" fo:margin-left="4.3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27cm" fo:text-indent="-0.635cm" fo:margin-left="5.0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62cm" fo:text-indent="-0.635cm" fo:margin-left="5.6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297cm" fo:text-indent="-0.635cm" fo:margin-left="6.2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32cm" fo:text-indent="-0.635cm" fo:margin-left="6.93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17cm" fo:text-indent="-0.635cm" fo:margin-left="1.2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52cm" fo:text-indent="-0.635cm" fo:margin-left="1.8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87cm" fo:text-indent="-0.635cm" fo:margin-left="2.4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57cm" fo:text-indent="-0.635cm" fo:margin-left="3.7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392cm" fo:text-indent="-0.635cm" fo:margin-left="4.3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27cm" fo:text-indent="-0.635cm" fo:margin-left="5.0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62cm" fo:text-indent="-0.635cm" fo:margin-left="5.6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297cm" fo:text-indent="-0.635cm" fo:margin-left="6.2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32cm" fo:text-indent="-0.635cm" fo:margin-left="6.932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TEORIA DOS GRAFOS</text:p>
      <text:p text:style-name="P8">COS242</text:p>
      <text:p text:style-name="P9"><text:span text:style-name="T21">25 de setembro de </text:span>2013</text:p>
      <text:p text:style-name="P9"/>
      <text:p text:style-name="P10"><text:span text:style-name="T22">Dupla: Guilherme Sales e Thiago </text:span><text:span text:style-name="T23">Barroso </text:span><text:span text:style-name="T22">Perrotta</text:span></text:p>
      <text:p text:style-name="P11"/>
      <text:p text:style-name="P12">Relatório da parte 1 do Trabalho</text:p>
      <text:p text:style-name="P5"/>
      <text:h text:style-name="Heading_20_1" text:outline-level="1"><text:span text:style-name="T33">Do o</text:span>bjetivo</text:h>
      <text:p text:style-name="P6"/>
      <text:p text:style-name="P1"><text:tab/>O objetivo deste trabalho de disciplina é projetar e desenvolver uma biblioteca para manipular grafos. A biblioteca deverá ser capaz de representar grafos assim como implementar um conjunto<text:span text:style-name="T1"> </text:span>de algoritmos em grafos. Esta biblioteca deve<text:span text:style-name="T27">rá</text:span> ser projetada e desenvolvida de forma que possa ser facilmente utilizada em outros programas.</text:p>
      <text:p text:style-name="P2"/>
      <text:h text:style-name="Heading_20_1" text:outline-level="1"><text:span text:style-name="T33">Das decisões de p</text:span>rojeto</text:h>
      <text:p text:style-name="P6"/>
      <text:p text:style-name="P7"><text:span text:style-name="T2">Optamos por desenvolver a nossa biblioteca </text:span><text:span text:style-name="T3">inteira</text:span><text:span text:style-name="T2"> </text:span><text:span text:style-name="T20">na</text:span><text:span text:style-name="T19"> </text:span><text:span text:style-name="T17">linguagem</text:span><text:span text:style-name="T8"> </text:span><text:span text:style-name="T17">C++, </text:span><text:span text:style-name="T11">mais especificamente com o compilador gcc (g++)</text:span><text:span text:style-name="T2">. </text:span><text:span text:style-name="T3">Dentre alguns motivos para essa decisão, destacam-se:</text:span></text:p>
      <text:p text:style-name="P2"/>
      <text:list xml:id="list3785517384488280693" text:style-name="WW8Num2">
        <text:list-item>
          <text:p text:style-name="P46">Linguagem de <text:span text:style-name="T30">médio</text:span><text:span text:style-name="T28"> nível:</text:span></text:p>
          <text:list>
            <text:list-item>
              <text:p text:style-name="P48">não ser em baixo nível implica que não é uma linguagem tão difícil de ser entendida e utilizada (como Assembly) por nós humanos: código legível;</text:p>
            </text:list-item>
            <text:list-item>
              <text:p text:style-name="P48">não ser em alto nível implica que é uma linguagem relativamente rápida; o gcc (g++) possui muitas otimizações para gerenciamento de memória e aumento de velocidade;</text:p>
            </text:list-item>
          </text:list>
        </text:list-item>
        <text:list-item>
          <text:p text:style-name="P45"><text:span text:style-name="T28">Existência </text:span>d<text:span text:style-name="T28">a</text:span> biblioteca STL <text:span text:style-name="T28">(</text:span><text:span text:style-name="T24">Stantard Templates Library</text:span><text:span text:style-name="T28">)</text:span>, que implementa eficientemente diversos algoritmos e estruturas de dados usados <text:span text:style-name="T28">que utilizamos </text:span>com freq<text:span text:style-name="T28">u</text:span>ência;</text:p>
        </text:list-item>
        <text:list-item>
          <text:p text:style-name="P45"><text:span text:style-name="T28">Suporta o</text:span>rientação a objetos, permit<text:span text:style-name="T28">indo que nosso código seja melhor estruturado através de classes (métodos e atributos);</text:span></text:p>
        </text:list-item>
        <text:list-item>
          <text:p text:style-name="P45">Possui uma grande comunidade de usuários e desenvolvedores, tornando fácil <text:span text:style-name="T28">a </text:span>consulta <text:span text:style-name="T28">a</text:span> referências e tira-dúvidas <text:span text:style-name="T36">(especialmente no </text:span><text:span text:style-name="T25">website</text:span><text:span text:style-name="T36"> de Q&amp;A </text:span><text:span text:style-name="T25">Stack Overflow</text:span><text:span text:style-name="T35">)</text:span>;</text:p>
        </text:list-item>
        <text:list-item>
          <text:p text:style-name="P51"><text:span text:style-name="T2">Linguagem</text:span><text:span text:style-name="T5"> </text:span><text:span text:style-name="T12">de código aberto e de natureza bastante compatível e integrada <text:s text:c="2"/>com um ambiente GNU/Linux e com os editores GNU Emacs e Gedit, que é os editores de texto que estamos utilizando, </text:span><text:span text:style-name="T13">acompanhados </text:span><text:span text:style-name="T12">com um Makefile;</text:span></text:p>
        </text:list-item>
      </text:list>
      <text:list xml:id="list6349592678460032297" text:style-name="WW8Num1">
        <text:list-item>
          <text:p text:style-name="P47">Nós dois já tínhamos conhecimento <text:span text:style-name="T37">prévio </text:span>da linguagem, <text:span text:style-name="T37">o que facilita bastante o trabalho de escrever o código.</text:span></text:p>
        </text:list-item>
        <text:list-item>
          <text:p text:style-name="P49"><text:span text:style-name="T37">É </text:span>relativamente fácil realizar testes <text:span text:style-name="T29">simples </text:span>do código, utilizando a função <text:span text:style-name="T22">assert</text:span><text:span text:style-name="T34"> da biblioteca </text:span><text:span text:style-name="T22">cassert</text:span><text:span text:style-name="T34">.</text:span></text:p>
        </text:list-item>
      </text:list>
      <text:p text:style-name="P7"/>
      <text:p text:style-name="P7"><text:span text:style-name="T2">Outra decisão relevante para o projeto foi </text:span><text:span text:style-name="T4">a de usar </text:span><text:span text:style-name="T2">o </text:span><text:span text:style-name="T5">software </text:span><text:span text:style-name="T14">aberto</text:span><text:span text:style-name="T6"> </text:span><text:span text:style-name="T17">G</text:span><text:span text:style-name="T18">IT</text:span><text:span text:style-name="T5">. </text:span><text:span text:style-name="T10">Tivemos as seguintes </text:span><text:span text:style-name="T15">principais </text:span><text:span text:style-name="T10">vantagens </text:span><text:span text:style-name="T15">e razões para usá-lo:</text:span></text:p>
      <text:p text:style-name="P4"><text:soft-page-break/></text:p>
      <text:list xml:id="list2505183417463902694" text:style-name="L1">
        <text:list-item>
          <text:p text:style-name="P52"><text:span text:style-name="T9">Sistema de </text:span><text:span text:style-name="T17">controle de versão</text:span><text:span text:style-name="T9">, de modo que poderíamos voltar para qualquer ponto do projeto quando desejássemos </text:span><text:span text:style-name="T15">(caso cometêssemos erros futuros);</text:span></text:p>
        </text:list-item>
        <text:list-item>
          <text:p text:style-name="P52"><text:span text:style-name="T9">Solução </text:span><text:span text:style-name="T15">melhor </text:span><text:span text:style-name="T9">integrada para </text:span><text:span text:style-name="T17">trabalhar em paralelo</text:span><text:span text:style-name="T9"> em várias partes diferentes do mesmo código e depois </text:span><text:span text:style-name="T17">juntar as modificações</text:span><text:span text:style-name="T9">. </text:span><text:span text:style-name="T16">Em particular, a facilidade de ver os </text:span><text:span text:style-name="T7">diffs </text:span><text:span text:style-name="T16">entre cada </text:span><text:span text:style-name="T7">commit </text:span><text:span text:style-name="T16">facilitaram enormemente saber o que foi modificado.</text:span></text:p>
        </text:list-item>
        <text:list-item>
          <text:p text:style-name="P53"><text:span text:style-name="T9">Integração com a </text:span><text:span text:style-name="T17">nuvem</text:span><text:span text:style-name="T9">, de modo que era bastante fácil editar/</text:span><text:span text:style-name="T15">obter</text:span><text:span text:style-name="T9"> o código de qualquer lugar; e também sistema de notificações de </text:span><text:span text:style-name="T5">commits</text:span><text:span text:style-name="T9"> por e-mail.</text:span></text:p>
        </text:list-item>
        <text:list-item>
          <text:p text:style-name="P50">Sempre tivemos vontade de aprender e trabalhar com um sistema CVS. Achamos que essa era uma ótima oportunidade para fazer isso.</text:p>
        </text:list-item>
      </text:list>
      <text:p text:style-name="P3"/>
      <text:p text:style-name="P3"><text:tab/><text:span text:style-name="T44">Também utilizamos o </text:span><text:span text:style-name="T26">debugger</text:span><text:span text:style-name="T44"> GDB algumas vezes, principalmente para detectar erros como falha de segmentação no código.</text:span></text:p>
      <text:list xml:id="list110953809613788" text:continue-numbering="true" text:style-name="L1">
        <text:list-header>
          <text:p text:style-name="P50"/>
        </text:list-header>
      </text:list>
      <text:p text:style-name="P13"><text:tab/><text:span text:style-name="T38">Outra decisão para o projeto: desenvolvê-lo completamente com ferramentas livres (pelo menos até então, </text:span><text:span text:style-name="T39">e o máximo que pudermos</text:span><text:span text:style-name="T38">), o que é mais filosófico do que relevante para o trabalho, mas significa que acreditamos na qualidade do software livre. Algumas ferramentas livres já foram citadas, como o git, o gedit, o utilitário make, e o GNU Emacs. Além disso, estamos desenvolvendo o código completamente em um ambiente </text:span><text:span text:style-name="T40">GNU/Linux</text:span><text:span text:style-name="T38">, e editando este documento com o LibreOffice.</text:span></text:p>
      <text:p text:style-name="P14"/>
      <text:h text:style-name="P26" text:outline-level="1">Da estrutura do projeto</text:h>
      <text:p text:style-name="P16">Para essa primeira parte do trabalho, dividimos nossa biblioteca em 3 arquivos: </text:p>
      <text:list xml:id="list64511362854373789" text:style-name="L2">
        <text:list-item>
          <text:p text:style-name="P29">graph.h</text:p>
        </text:list-item>
        <text:list-item>
          <text:p text:style-name="P29">graph.cpp</text:p>
        </text:list-item>
        <text:list-item>
          <text:p text:style-name="P29">graph_test.cpp</text:p>
        </text:list-item>
      </text:list>
      <text:p text:style-name="P17"><text:tab/>O primeiro inclui simplesmente o <text:span text:style-name="T22">header</text:span> do projeto (assinaturas de função etc) e a definição da classe principal do grafo. Ele é uma das chaves para manter o código organizado e modularizado. Resolvemos fazer assim pensando no futuro, pois isso tornará mais fácil, posteriormente, acrescentar novas funcionalidades à nossa biblioteca.</text:p>
      <text:p text:style-name="P17"><text:tab/>O segundo contém a implementação <text:span text:style-name="T42">de todas as funções</text:span> listad<text:span text:style-name="T42">a</text:span>s no <text:span text:style-name="T22">header</text:span>. É o maior arquivo <text:span text:style-name="T42">de todos</text:span>. <text:span text:style-name="T41">Esse arquivo poderia ser dividido em vários outros mas, para simplificar, preferimos manter um arquivo só por enquanto.</text:span></text:p>
      <text:p text:style-name="P18"><text:span text:style-name="T41"><text:tab/>O </text:span>terceiro arquivo possui um papel fundamental para a biblioteca, que é assegurar a sua <text:span text:style-name="T29">validade</text:span>! Nele incluímos uma pequena suíte de testes para a biblioteca, o que significa que incluímos vários casos de testes de grafos como entrada, visando testar vários métodos e funções da nossa classe. Note que os testes (no que diz respeito a sua implementação) são bastante simples, constituindo basicamente de vários <text:span text:style-name="T22">asserts</text:span>.</text:p>
      <text:p text:style-name="P18"><text:tab/><text:span text:style-name="T43">Também temos um Makefile para compilar o projeto adequadamente.</text:span></text:p>
      <text:p text:style-name="P19"><text:tab/>Eventualmente abusamos de vários arquivos de texto para servir como entrada de testes durante o desenvolvimento do projeto. No entanto, após refinação do código, esses arquivos passam a ser integrados no graph_test.cpp.</text:p>
      <text:p text:style-name="P20"/>
      <text:h text:style-name="P27" text:outline-level="1"><text:soft-page-break/>Estudo de Caso 1</text:h>
      <text:list xml:id="list6122949000907639337" text:style-name="L3">
        <text:list-header>
          <text:p text:style-name="P43"><text:span text:style-name="T29">1</text:span>. Medimos a quantidade de memória utilizada por cada representação usando o comando <text:span text:style-name="T46">free -m </text:span>antes e durante a duração de um programa que só guardava o grafo na estrutura de dados pedida. Os resultados foram os seguintes (em megabytes):</text:p>
          <text:p text:style-name="P44">Matriz: 1243, 1225, 1233, 1213, 1234, 1228, 1256, 1243, 1244 <text:span text:style-name="T47">==&gt; </text:span>MÉDIA: <text:span text:style-name="T29">1235 MB</text:span></text:p>
        </text:list-header>
      </text:list>
      <text:p text:style-name="P24">Lista: 10, 0, 0, 3, 3, 2, 2, 3, 8, 2 <text:s/><text:span text:style-name="T47">==&gt; </text:span>MÉDIA: <text:span text:style-name="T29">3 MB</text:span></text:p>
      <text:p text:style-name="P24"/>
      <text:p text:style-name="P23"><text:span text:style-name="T29">2.</text:span> Usamos a função clock() do &lt;ctime&gt;, medimos o tempo antes e depois de rodar bfs(source). Obtivemos os seguintes resultados:</text:p>
      <text:p text:style-name="P25"><text:tab/>Vértice 1:</text:p>
      <text:list xml:id="list776384938649403210" text:style-name="L4">
        <text:list-item>
          <text:p text:style-name="P32">matriz: 5800, 5840, 5860, 5840, 5860 <text:span text:style-name="T47">==&gt;</text:span> MÉDIA 5840 ms </text:p>
        </text:list-item>
        <text:list-item>
          <text:p text:style-name="P32">lista: 20, 0, 0, 0, 20 <text:span text:style-name="T47">==&gt;</text:span> MÉDIA 8 ms </text:p>
        </text:list-item>
      </text:list>
      <text:p text:style-name="P25">Vértice 10: </text:p>
      <text:list xml:id="list923412473448551982" text:style-name="L5">
        <text:list-item>
          <text:p text:style-name="P33">matriz: 5800,5860,5800,5840,5800 <text:span text:style-name="T47">==&gt; </text:span>MÉDIA 5820 ms </text:p>
        </text:list-item>
        <text:list-item>
          <text:p text:style-name="P33">lista: 20, 0,20,0,0 <text:span text:style-name="T47">==&gt; </text:span>MÉDIA 8 ms</text:p>
        </text:list-item>
      </text:list>
      <text:p text:style-name="P25"/>
      <text:p text:style-name="P25">Vértice 100: </text:p>
      <text:list xml:id="list3997609466733346681" text:style-name="L6">
        <text:list-item>
          <text:p text:style-name="P34">matriz: 5800,5860,5860,5800,5800 <text:span text:style-name="T47">==&gt;</text:span> MÉDIA 5824 ms</text:p>
        </text:list-item>
        <text:list-item>
          <text:p text:style-name="P34">lista: 0,20,0,20,0 <text:span text:style-name="T47">==&gt; </text:span>MEDIA 8 ms</text:p>
        </text:list-item>
      </text:list>
      <text:p text:style-name="P25"/>
      <text:p text:style-name="P25">Vértice 1000: </text:p>
      <text:list xml:id="list2776141774402062052" text:style-name="L7">
        <text:list-item>
          <text:p text:style-name="P35">matriz: 5840, 5800, 5880,5860,5840 <text:span text:style-name="T47">==&gt; </text:span>MÉDIA 5844 ms</text:p>
        </text:list-item>
        <text:list-item>
          <text:p text:style-name="P35">lista: 20,0,0,0,20 <text:span text:style-name="T47">==&gt; </text:span>MEDIA 8 ms</text:p>
        </text:list-item>
      </text:list>
      <text:p text:style-name="P25"/>
      <text:p text:style-name="P25">Vértice 42: </text:p>
      <text:list xml:id="list4719808188199196485" text:style-name="L8">
        <text:list-item>
          <text:p text:style-name="P36">matriz: 5880,5860,5780,5840,5800 <text:span text:style-name="T47">==&gt; </text:span>MÉDIA 5832 ms</text:p>
        </text:list-item>
        <text:list-item>
          <text:p text:style-name="P36">lista: 0,0,0,20,0 <text:span text:style-name="T47">==&gt; </text:span>MEDIA 4 ms</text:p>
        </text:list-item>
      </text:list>
      <text:list xml:id="list3932267329485654089" text:style-name="L9">
        <text:list-header>
          <text:p text:style-name="P37"/>
        </text:list-header>
      </text:list>
      <text:p text:style-name="P38"><text:span text:style-name="T31">3.</text:span><text:span text:style-name="T47"> </text:span><text:span text:style-name="T32"><text:s/></text:span>Ver arquivo answers/a<text:span text:style-name="T52">1</text:span>-<text:span text:style-name="T52">3 para a distribuição empírica</text:span>. <text:span text:style-name="T45">O maior grau do grafo é o do vértice 3691, como podemos ver no arquivo anterior. Basta ver a primeira linha de answers/a1-3sorted.</text:span></text:p>
      <text:p text:style-name="P42">cat a1-3 | awk '{print $2 " " $1}' | sort -r &gt; a1-3sorted</text:p>
      <text:p text:style-name="P38"><text:span text:style-name="T45">Esse grau vale delta(G) = </text:span></text:p>
      <text:p text:style-name="P40">Comando: <text:span text:style-name="T46">cat as_graph.txt | awk '{ if($1=="1") print $1 " " $2}' | wc </text:span></text:p>
      <text:p text:style-name="P31">O menor grau do grafo é zero (existem vários nós isolados).</text:p>
      <text:p text:style-name="P31"><text:span text:style-name="T47">Isso significa que existe um contraste grande entre os graus de nós encontrados nesse grafo: uns poucos nós com grau [relativamente] alto, e muitos nós isolados.</text:span></text:p>
      <text:p text:style-name="P41"><text:span text:style-name="T29">4.</text:span> <text:span text:style-name="T48">Existem, no total, 14386 componentes conexas.</text:span></text:p>
      <text:h text:style-name="P27" text:outline-level="1"><text:soft-page-break/>Estudo de Caso 2</text:h>
      <text:p text:style-name="P54"><text:span text:style-name="T32">1. </text:span>Ver arquivo answers/a<text:span text:style-name="T49">2</text:span>-<text:span text:style-name="T49">1 para a distribuição empírica</text:span>. <text:span text:style-name="T45">O maior grau do grafo é o do vértice 1, como podemos ver no arquivo anterior. Esse grau vale delta(G) = 2161;</text:span></text:p>
      <text:p text:style-name="P39">Comando: <text:span text:style-name="T46">cat as_graph.txt | awk '{ if($1=="1") print $1 " " $2}' | wc </text:span></text:p>
      <text:p text:style-name="P30">O menor grau do grafo é zero (existem vários nós isolados).</text:p>
      <text:p text:style-name="P30">Isso significa que existe um contraste grande entre os graus <text:span text:style-name="T51">de nós </text:span>encontrados nesse grafo: <text:span text:style-name="T50">uns poucos nós com grau [relativamente] alto, e muitos nós isolados.</text:span></text:p>
      <text:p text:style-name="P15"/>
      <text:p text:style-name="P15"/>
      <text:p text:style-name="P1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" svg:font-family="OpenSymbol, 'Arial Unicode MS'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pt" fo:country="BR" style:letter-kerning="true" style:font-name-asian="DejaVu Sans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OpenSymbol"/>
    </style:style>
    <style:style style:name="WW8Num1z1" style:family="text">
      <style:text-properties style:font-name="OpenSymbol" style:font-name-complex="OpenSymbol"/>
    </style:style>
    <style:style style:name="WW8Num2z0" style:family="text">
      <style:text-properties style:font-name="Symbol" fo:font-size="12pt" style:font-size-asian="12pt" style:font-name-complex="OpenSymbol" style:font-size-complex="12pt"/>
    </style:style>
    <style:style style:name="WW8Num2z1" style:family="text">
      <style:text-properties style:font-name="OpenSymbol" style:font-name-complex="Open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herme </meta:initial-creator>
    <meta:creation-date>2013-09-23T23:45:39</meta:creation-date>
    <meta:editing-duration>P2171DT11H32M57S</meta:editing-duration>
    <dc:date>2013-09-25T11:09:53.474373797</dc:date>
    <meta:generator>LibreOffice/4.1.1.2$Linux_x86 LibreOffice_project/410m0$Build-2</meta:generator>
    <meta:editing-cycles>49</meta:editing-cycles>
    <meta:document-statistic meta:table-count="0" meta:image-count="0" meta:object-count="0" meta:page-count="4" meta:paragraph-count="68" meta:word-count="1117" meta:character-count="6802" meta:non-whitespace-character-count="5760"/>
  </office:meta>
</office:document-meta>
</file>